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1ddb"/>
    </style:style>
    <style:style style:name="P2" style:family="paragraph" style:parent-style-name="Standard">
      <style:text-properties fo:color="#ff0000" fo:font-style="italic" style:text-underline-style="solid" style:text-underline-width="auto" style:text-underline-color="font-color" fo:font-weight="bold" officeooo:rsid="00021ddb" officeooo:paragraph-rsid="00021ddb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21ddb" officeooo:paragraph-rsid="00021ddb"/>
    </style:style>
    <style:style style:name="P4" style:family="paragraph" style:parent-style-name="Standard">
      <style:text-properties fo:font-size="11pt" officeooo:rsid="00021ddb" officeooo:paragraph-rsid="00021ddb" style:font-size-asian="11pt" style:font-size-complex="11pt"/>
    </style:style>
    <style:style style:name="P5" style:family="paragraph" style:parent-style-name="Standard">
      <style:text-properties fo:font-size="11pt" officeooo:rsid="00031111" officeooo:paragraph-rsid="00031111" style:font-size-asian="11pt" style:font-size-complex="11pt"/>
    </style:style>
    <style:style style:name="P6" style:family="paragraph">
      <style:paragraph-properties fo:text-align="center"/>
    </style:style>
    <style:style style:name="T1" style:family="text">
      <style:text-properties officeooo:rsid="00021ddb"/>
    </style:style>
    <style:style style:name="T2" style:family="text">
      <style:text-properties fo:font-size="11pt" officeooo:rsid="00021ddb" style:font-size-asian="11pt" style:font-size-complex="11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hmisches Gesetz</text:p>
      <text:p text:style-name="P3"><draw:line text:anchor-type="paragraph" draw:z-index="1" draw:style-name="gr1" draw:text-style-name="P6" svg:x1="1.9925in" svg:y1="0.1902in" svg:x2="1.9925in" svg:y2="1.6902in"><text:p/></draw:line></text:p>
      <text:p text:style-name="P3">Grundsätzlich gilt:</text:p>
      <text:p text:style-name="P3"/>
      <text:p text:style-name="P3">1. U ~ I <text:s/>bei R = const.</text:p>
      <text:p text:style-name="P3"><draw:frame text:anchor-type="paragraph" draw:z-index="2" draw:style-name="gr2" svg:width="1.8335in" svg:height="0.415in" svg:x="2.128in" svg:y="0.0634in"><draw:text-box><text:p>R = U<text:tab/><text:tab/><text:tab/>[R] = V <text:s/>=Ω</text:p><text:p><text:s text:c="7"/>I<text:tab/><text:tab/><text:tab/> <text:s text:c="8"/>A</text:p></draw:text-box></draw:frame></text:p>
      <text:p text:style-name="P3"><draw:line text:anchor-type="paragraph" draw:z-index="3" draw:style-name="gr1" draw:text-style-name="P6" svg:x1="2.3984in" svg:y1="0.0445in" svg:x2="2.5756in" svg:y2="0.0445in"><text:p/></draw:line><draw:line text:anchor-type="paragraph" draw:z-index="4" draw:style-name="gr1" draw:text-style-name="P6" svg:x1="3.5236in" svg:y1="0.0547in" svg:x2="3.6799in" svg:y2="0.0547in"><text:p/></draw:line>2. U ~ R bei I = const.</text:p>
      <text:p text:style-name="P3"/>
      <text:p text:style-name="P3"><draw:line text:anchor-type="paragraph" draw:z-index="0" draw:style-name="gr1" draw:text-style-name="P6" svg:x1="0.4091in" svg:y1="0.1839in" svg:x2="0.5236in" svg:y2="0.1839in"><text:p/></draw:line>3. I ~ 1 <text:s/>bei U = const.</text:p>
      <text:p text:style-name="P1"><text:span text:style-name="T1"><text:s text:c="9"/></text:span><text:span text:style-name="T2">R</text:span></text:p>
      <text:p text:style-name="P4"/>
      <text:p text:style-name="P4"/>
      <text:p text:style-name="P5">Hoch ohmige Winderstände z.B. kOhm, MOhm sind Isolationswiederstände.</text:p>
      <text:p text:style-name="P5">Isolation misst man an der Phase und dem Schutzleiter.</text:p>
      <text:p text:style-name="P5"/>
      <text:p text:style-name="P5">Nieder ohmige Winderstände wie z.B. mOhm Ohm sind Durchngangsmessungen.</text:p>
      <text:p text:style-name="P5">Misst man zwischen Phase und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9T10:18:45</meta:creation-date>
    <dc:date>2012-12-05T09:05:42</dc:date>
    <dc:creator>Dennis Diehm</dc:creator>
    <meta:editing-duration>PT11M17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0" meta:word-count="61" meta:character-count="340" meta:non-whitespace-character-count="278"/>
  </office:meta>
</office:document-meta>
</file>